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office:version="1.0">
  <office:font-face-decls>
    <style:font-face style:name="Times New Roman" svg:font-family="Times New Roman"/>
  </office:font-face-decls>
  <office:automatic-styles>
    <style:style style:name="auto1" style:family="paragraph">
      <style:paragraph-properties fo:text-align="center"/>
    </style:style>
    <style:style style:name="auto2" style:family="text">
      <style:text-properties style:font-name="Times New Roman" fo:font-size="14" fo:font-weight="bold"/>
    </style:style>
    <style:style style:name="auto3" style:family="text">
      <style:text-properties style:font-name="Times New Roman" fo:font-size="18" fo:font-weight="bold"/>
    </style:style>
    <style:style style:name="auto4" style:family="text">
      <style:text-properties style:font-name="Times New Roman" fo:font-size="14" fo:font-style="italic"/>
    </style:style>
    <style:style style:name="auto5" style:family="paragraph">
      <style:paragraph-properties fo:text-align="justify"/>
    </style:style>
    <style:style style:name="auto6" style:family="text">
      <style:text-properties style:font-name="Times New Roman" fo:font-size="14"/>
    </style:style>
  </office:automatic-styles>
  <office:body>
    <office:text>
      <text:p text:style-name="auto1"><text:span text:style-name="auto2">Администрация Владимирской области<text:line-break/>Департамент социальной защиты населения<text:line-break/></text:span><text:span text:style-name="auto3">П Р И К А З</text:span><text:span text:style-name="auto3"><text:line-break/></text:span></text:p>
      <text:p text:style-name="auto1"><text:span text:style-name="auto2">___.___.______ г.<text:tab/><text:tab/><text:tab/><text:tab/><text:tab/><text:tab/><text:s text:c="7"/>№______<text:line-break/></text:span><text:span text:style-name="auto2"><text:line-break/></text:span></text:p>
      <text:p><text:line-break/><text:span text:style-name="auto4">Об утверждении положения о<text:line-break/>работе с внешними носителями<text:line-break/>информации<text:line-break/></text:span><text:span text:style-name="auto4"><text:line-break/></text:span></text:p>
      <text:p text:style-name="auto5"><text:span text:style-name="auto6"><text:tab/>В целях защиты от утечек конфиденциальной информации через периферийные устройства департамента социальной защиты населения (далее - департамент) п р и к а з ы в а ю:</text:span></text:p>
      <text:p text:style-name="auto5"><text:span text:style-name="auto6"><text:tab/>1. Утвердить положение о работе со съемными носителями конфиденциальной информации департамента согласно приложению №1 к настоящему приказу.</text:span></text:p>
      <text:p text:style-name="auto5"><text:span text:style-name="auto6"><text:tab/>2. Государственным служащим департамента до 20.02.2017 г. сдать служебные съемные носители информации в информационно – компьютерный отдел.</text:span></text:p>
      <text:p text:style-name="auto5"><text:span text:style-name="auto6"><text:tab/>3. Информационно – компьютерному отделу департамента до 01.03.2017:</text:span></text:p>
      <text:p text:style-name="auto5"><text:span text:style-name="auto6"><text:tab/>- привести в соответствие рабочие станции пользователей согласно приложению №1 к настоящему приказу;</text:span></text:p>
      <text:p text:style-name="auto5"><text:span text:style-name="auto6"><text:tab/>- установить средства защиты от утечек конфиденциальной информации через периферийные устройства согласно приложению №2 к настоящему приказу.</text:span></text:p>
      <text:p text:style-name="auto5"><text:span text:style-name="auto6"><text:tab/>4. Утвердить форму журнала учёта съемных носителей конфиденциальной информации (персональных данных) согласно приложению №3 к настоящему приказу.</text:span></text:p>
      <text:p text:style-name="auto5"><text:span text:style-name="auto6"><text:tab/>5. Государственным служащим департамента указанным в приложении №2 к настоящему приказу до 01.03.2017 г. получить зарегистрированные носители информации и расписаться в журнале учёта съемных носителей конфиденциальной информации (персональных данных).</text:span></text:p>
      <text:p text:style-name="auto5"><text:span text:style-name="auto6"><text:tab/>6. Признать утратившим силу приказ департамента от __.__.2016 №___.</text:span><text:span text:style-name="auto6"><text:line-break/></text:span></text:p>
      <text:p text:style-name="auto5"><text:span text:style-name="auto6"><text:line-break/><text:line-break/></text:span><text:span text:style-name="auto6">Директор департамента<text:tab/><text:tab/><text:tab/><text:tab/><text:s text:c="12"/>Л.Е. Кукушкина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office:version="1.0">
  <office:font-face-decls>
    <style:font-face svg:font-family="Times New Roman" style:name="Times New Roman"/>
  </office:font-face-decls>
  <office:automatic-styles/>
  <office:master-styles/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/>
</file>